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sans-serif"/>
    <style:font-face style:name="OpenSans-Regular" svg:font-family="OpenSans-Regular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style:line-height-at-least="0.1654in" fo:widows="1" fo:text-indent="0in" style:auto-text-indent="false"/>
      <style:text-properties fo:font-variant="normal" fo:text-transform="none" fo:color="#717171" style:font-name="OpenSans-Regular" fo:font-size="9.2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äga asjalik mõte Peetrilt. Kõike ei jõua jälgida kogu aeg kuhu on tulnud midagi uut ja kuhu mitte. Võiks olla mingi märgistus mis aitaks järge pidad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 Sans" svg:font-family="'Open Sans', sans-serif"/>
    <style:font-face style:name="OpenSans-Regular" svg:font-family="OpenSans-Regular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2T00:21:25.198178000</meta:creation-date>
    <dc:date>2016-08-02T01:16:07.904284000</dc:date>
    <meta:editing-duration>PT40S</meta:editing-duration>
    <meta:editing-cycles>2</meta:editing-cycles>
    <meta:generator>LibreOffice/4.3.7.2$MacOSX_x86 LibreOffice_project/8a35821d8636a03b8bf4e15b48f59794652c68ba</meta:generator>
    <meta:document-statistic meta:table-count="0" meta:image-count="0" meta:object-count="0" meta:page-count="1" meta:paragraph-count="1" meta:word-count="26" meta:character-count="151" meta:non-whitespace-character-count="126"/>
  </office:meta>
</office:document-meta>
</file>